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5-09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5-04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4-09-1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4-04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3-08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3-04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2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2-04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1-09-2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1-04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0-09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20-04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9-09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9-04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8-09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8-04-2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7-09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7-04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6-09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6-04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5-08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5-04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4-08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4-04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3-08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3-04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2-08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2-04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1-09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1-04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0-09-1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2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11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1-01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200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8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050076305501</text:p>
          </table:table-cell>
          <table:table-cell office:value-type="string" calcext:value-type="string">
            <text:p>CA Dc <text:s/>35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